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1f4f6" officeooo:paragraph-rsid="0011f4f6"/>
    </style:style>
    <style:style style:name="P2" style:family="paragraph" style:parent-style-name="Text_20_body">
      <style:text-properties officeooo:rsid="0015757c" officeooo:paragraph-rsid="0015757c"/>
    </style:style>
    <style:style style:name="P3" style:family="paragraph" style:parent-style-name="Text_20_body">
      <style:text-properties officeooo:rsid="001b925f" officeooo:paragraph-rsid="001b925f"/>
    </style:style>
    <style:style style:name="P4" style:family="paragraph" style:parent-style-name="Text_20_body">
      <style:text-properties officeooo:rsid="001ccdd0" officeooo:paragraph-rsid="001ccdd0"/>
    </style:style>
    <style:style style:name="P5" style:family="paragraph" style:parent-style-name="Text_20_body" style:list-style-name="L1">
      <style:text-properties officeooo:rsid="001ccdd0" officeooo:paragraph-rsid="001ccdd0"/>
    </style:style>
    <style:style style:name="P6" style:family="paragraph" style:parent-style-name="Text_20_body">
      <style:text-properties fo:font-weight="bold" style:font-weight-asian="bold" style:font-weight-complex="bold"/>
    </style:style>
    <style:style style:name="P7" style:family="paragraph" style:parent-style-name="Text_20_body" style:master-page-name="">
      <loext:graphic-properties draw:fill="none"/>
      <style:paragraph-properties fo:margin-left="1cm" fo:margin-right="0cm" fo:margin-top="0cm" fo:margin-bottom="0.247cm" loext:contextual-spacing="false" fo:line-height="120%" fo:hyphenation-ladder-count="no-limit" fo:text-indent="0cm" style:auto-text-indent="false" style:page-number="auto" fo:background-color="transparent"/>
      <style:text-properties officeooo:paragraph-rsid="001ccdd0" fo:hyphenate="false"/>
    </style:style>
    <style:style style:name="P8" style:family="paragraph" style:parent-style-name="Text_20_body">
      <loext:graphic-properties draw:fill="none"/>
      <style:paragraph-properties fo:margin-left="0cm" fo:margin-right="0cm" fo:margin-top="0cm" fo:margin-bottom="0.247cm" loext:contextual-spacing="false" fo:line-height="120%" fo:hyphenation-ladder-count="no-limit" fo:text-indent="0cm" style:auto-text-indent="false" fo:background-color="transparent"/>
      <style:text-properties fo:font-weight="bold" officeooo:rsid="001ccdd0" officeooo:paragraph-rsid="001ccdd0" style:font-weight-asian="bold" style:font-weight-complex="bold" fo:hyphenate="false"/>
    </style:style>
    <style:style style:name="P9" style:family="paragraph" style:parent-style-name="Text_20_body" style:master-page-name="">
      <loext:graphic-properties draw:fill="none"/>
      <style:paragraph-properties fo:margin-left="1cm" fo:margin-right="0cm" fo:margin-top="0cm" fo:margin-bottom="0.247cm" loext:contextual-spacing="false" fo:line-height="120%" fo:hyphenation-ladder-count="no-limit" fo:text-indent="0cm" style:auto-text-indent="false" style:page-number="auto" fo:background-color="transparent"/>
      <style:text-properties officeooo:rsid="00087de8" officeooo:paragraph-rsid="000a72d0" fo:hyphenate="false"/>
    </style:style>
    <style:style style:name="P10" style:family="paragraph" style:parent-style-name="Text_20_body" style:master-page-name="">
      <loext:graphic-properties draw:fill="none"/>
      <style:paragraph-properties fo:margin-left="1cm" fo:margin-right="0cm" fo:margin-top="0cm" fo:margin-bottom="0.247cm" loext:contextual-spacing="false" fo:line-height="120%" fo:hyphenation-ladder-count="no-limit" fo:text-indent="0cm" style:auto-text-indent="false" style:page-number="auto" fo:background-color="transparent"/>
      <style:text-properties officeooo:rsid="000a72d0" officeooo:paragraph-rsid="000a72d0" fo:hyphenate="false"/>
    </style:style>
    <style:style style:name="P11" style:family="paragraph" style:parent-style-name="Text_20_body" style:master-page-name="">
      <loext:graphic-properties draw:fill="none"/>
      <style:paragraph-properties fo:margin-left="1cm" fo:margin-right="0cm" fo:margin-top="0cm" fo:margin-bottom="0.247cm" loext:contextual-spacing="false" fo:line-height="120%" fo:hyphenation-ladder-count="no-limit" fo:text-indent="0cm" style:auto-text-indent="false" style:page-number="auto" fo:background-color="transparent"/>
      <style:text-properties officeooo:rsid="000bb195" officeooo:paragraph-rsid="000bb195" fo:hyphenate="false"/>
    </style:style>
    <style:style style:name="P12" style:family="paragraph" style:parent-style-name="Text_20_body" style:master-page-name="">
      <loext:graphic-properties draw:fill="none"/>
      <style:paragraph-properties fo:margin-left="1cm" fo:margin-right="0cm" fo:margin-top="0cm" fo:margin-bottom="0.247cm" loext:contextual-spacing="false" fo:line-height="120%" fo:hyphenation-ladder-count="no-limit" fo:text-indent="0cm" style:auto-text-indent="false" style:page-number="auto" fo:background-color="transparent"/>
      <style:text-properties officeooo:rsid="0010796f" officeooo:paragraph-rsid="0010796f" fo:hyphenate="false"/>
    </style:style>
    <style:style style:name="P13" style:family="paragraph" style:parent-style-name="Text_20_body" style:master-page-name="">
      <loext:graphic-properties draw:fill="none"/>
      <style:paragraph-properties fo:margin-left="1cm" fo:margin-right="0cm" fo:margin-top="0cm" fo:margin-bottom="0.247cm" loext:contextual-spacing="false" fo:line-height="120%" fo:hyphenation-ladder-count="no-limit" fo:text-indent="0cm" style:auto-text-indent="false" style:page-number="auto" fo:background-color="transparent"/>
      <style:text-properties officeooo:rsid="0010796f" officeooo:paragraph-rsid="0010796f" fo:hyphenate="false"/>
    </style:style>
    <style:style style:name="P14" style:family="paragraph" style:parent-style-name="Text_20_body">
      <loext:graphic-properties draw:fill="none"/>
      <style:paragraph-properties fo:margin-left="0cm" fo:margin-right="0cm" fo:margin-top="0cm" fo:margin-bottom="0.247cm" loext:contextual-spacing="false" fo:line-height="120%" fo:hyphenation-ladder-count="no-limit" fo:text-indent="0cm" style:auto-text-indent="false" fo:background-color="transparent"/>
      <style:text-properties fo:font-weight="bold" officeooo:rsid="001ccdd0" officeooo:paragraph-rsid="001ccdd0" style:font-weight-asian="bold" style:font-weight-complex="bold" fo:hyphenate="false"/>
    </style:style>
    <style:style style:name="P15" style:family="paragraph" style:parent-style-name="Text_20_body">
      <loext:graphic-properties draw:fill="none"/>
      <style:paragraph-properties fo:margin-left="0cm" fo:margin-right="0cm" fo:margin-top="0cm" fo:margin-bottom="0.247cm" loext:contextual-spacing="false" fo:line-height="120%" fo:hyphenation-ladder-count="no-limit" fo:text-indent="0cm" style:auto-text-indent="false" fo:background-color="transparent"/>
      <style:text-properties fo:font-weight="bold" officeooo:rsid="001ebec9" officeooo:paragraph-rsid="001ebec9" style:font-weight-asian="bold" style:font-weight-complex="bold" fo:hyphenate="false"/>
    </style:style>
    <style:style style:name="P16" style:family="paragraph" style:parent-style-name="Heading_20_1">
      <style:text-properties officeooo:paragraph-rsid="001ccdd0"/>
    </style:style>
    <style:style style:name="P17" style:family="paragraph" style:parent-style-name="Heading_20_1" style:master-page-name="MP0">
      <style:paragraph-properties style:page-number="auto" fo:break-before="page"/>
    </style:style>
    <style:style style:name="T1" style:family="text">
      <style:text-properties officeooo:rsid="000a72d0"/>
    </style:style>
    <style:style style:name="T2" style:family="text">
      <style:text-properties officeooo:rsid="000b9195"/>
    </style:style>
    <style:style style:name="T3" style:family="text">
      <style:text-properties officeooo:rsid="000bb195"/>
    </style:style>
    <style:style style:name="T4" style:family="text">
      <style:text-properties officeooo:rsid="000cb7f1"/>
    </style:style>
    <style:style style:name="T5" style:family="text">
      <style:text-properties officeooo:rsid="0010796f"/>
    </style:style>
    <style:style style:name="T6" style:family="text">
      <style:text-properties fo:font-style="italic" style:font-style-asian="italic" style:font-style-complex="italic"/>
    </style:style>
    <style:style style:name="T7" style:family="text">
      <style:text-properties fo:font-style="italic" officeooo:rsid="00191975"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91975"/>
    </style:style>
    <style:style style:name="T10" style:family="text">
      <style:text-properties officeooo:rsid="001b925f"/>
    </style:style>
    <style:style style:name="T11" style:family="text">
      <style:text-properties officeooo:rsid="001ccdd0"/>
    </style:style>
    <style:style style:name="T12" style:family="text">
      <style:text-properties officeooo:rsid="001ebec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Overview</text:h>
      <text:p text:style-name="Text_20_body">For this practical, we were tasked with creating a calculator application in Haskell that can be interacted with, containing features such as support for some basic operations, support for variables, error handling and command history. There were also more advanced features that could be implemented, such as support for both integers and floating point values, the ability to read files rather than just manual input, and storing variables using a binary search tree.</text:p>
      <text:h text:style-name="Heading_20_1" text:outline-level="1">Basic Requirements</text:h>
      <text:p text:style-name="Text_20_body">We first got addition to work by replacing the undefined parts and errors with working code in both REPL and Expr, and therefore getting integer operations to work using Maybe. <text:s/>We also added support for variables using ValueOf, which could store 1 letter variables. After this was done, we added a quit command if the input is “:q”, <text:s/>and expanded the calculator to process numbers with more digits, and variables with longer names. digitToInt was modified to take in a Char array rather than a single character, with “read” used to convert the String to an Int, and ‘many1’ was also added to pFactor to read all the digits at once. Similarly, we replaced ‘letter’ with ‘ident’ to accept strings as variable names.</text:p>
      <text:p text:style-name="Text_20_body">Next we implemented ‘it’ and accessing the command history, by creating the getCmd method and adding an extra state in REPL for AccessCmdHistory. We reused the ‘nat’ from Parsing to read the input, and added error checks for negative or too large numbers. We also prevented ‘it’ from being modified by the user directly.</text:p>
      <text:p text:style-name="Text_20_body">To support whitespace, we then replaced uses of ‘ident’ with ‘identifier’, 'int' with 'integer', etc in Expr, since the new words were part of the given code in Parsing, and acted the same way as the other words, but ignores spaces around the numbers or variables.</text:p>
      <text:p text:style-name="P1">Overall, all basic requirements listed in practical specification are satisfied.</text:p>
      <text:h text:style-name="P16" text:outline-level="1">Additional Requirements</text:h>
      <text:p text:style-name="P6"><text:span text:style-name="T12">(Easy) </text:span>Negative numbers:</text:p>
      <text:p text:style-name="P7">Aside from the basic functionality, the calculator also supports additional requirements. The parser was first expanded to be able to support negative integers by reading either a natural number, or a minus-sign and a natural number when it expects an integer.</text:p>
      <text:p text:style-name="P8"><text:span text:style-name="T12">(Easy) </text:span>Additional operations (abs, modulo, power):</text:p>
      <text:p text:style-name="P9">We defined additional functions for absolute value, modulo and power. <text:span text:style-name="T1">None of them “re-invent the wheel”, instead they call the system’s own functions for these operators with the value the statement the calculator has interpreted. </text:span>Absolute value is marked by the operator |statement|, <text:span text:style-name="T1">modulo with the syntax a % b and power with the the syntax a^b. The power function uses the floating point calculation when the exponent is negative.</text:span></text:p>
      <text:p text:style-name="P8"><text:span text:style-name="T12">(Easy) </text:span>Floating-point numbers:</text:p>
      <text:p text:style-name="P10">While the basic requirement only calculates with integers, we expanded our calculator to be able to operate with both integers and floating-point values. The basic principle of the new <text:soft-page-break/>calculator is that if both operands are integers the operation and result will be done using integers, <text:span text:style-name="T5">otherwise</text:span> the operation and result are done using floa<text:span text:style-name="T2">t</text:span>ing-point numbers. <text:span text:style-name="T3">Being able to use both of them required expanding the parser so that it returns either a float or an integer. The parser itself attempts to read a floating point value or an integer value. Since the returned values are of type Either, all of the code that evaluates expressions had to be rewritten in a way that is longer and less elegant. Introducing floating points also led to some edge cases. The modulo operator is undefined for fractions and therefore returns an error for them, and dividing by zero returns an error if the zero is an integer (0) and “Infinity” if the zero is a float (0.0) to match the behaviour of Haskell’s default divide-operator. Also, since under these rules dividing two integers uses the integer division operator, 6/8 will return 0, which may appear confusing.</text:span></text:p>
      <text:p text:style-name="P15">(Medium) Error-handling:</text:p>
      <text:p text:style-name="P11">Error handling was also redone using the Either-class. <text:span text:style-name="T4">The final type of a value will then be Either String (Either Float Int). </text:span>Here, the error strings are returned when the error happens <text:span text:style-name="T4">instead of being generated at the REPL-level, which leads to error messages that are more concise and helpful.</text:span></text:p>
      <text:p text:style-name="P15">(Medium) Reading input files:</text:p>
      <text:p text:style-name="P12">The program can read input that is manually entered by the user or provided in the input file. When the main function is run, the user is prompted to choose which option to use, and if input files option is chosen, then the user is prompted to enter the path to file (e.g. <text:span text:style-name="T6">test.txt</text:span> if <text:span text:style-name="T6">test.txt </text:span><text:span text:style-name="T8">file is located in the same directory as program source files). Implementation of I/O for input files required some semi-duplicated code in REPL and processing loop because of the way in which Haskell handles function overloading.</text:span></text:p>
      <text:p text:style-name="P15"><text:span text:style-name="T8">(Medium) Binary search tree:</text:span></text:p>
      <text:p text:style-name="P12">Binary search tree data type (in <text:span text:style-name="T6">BST.hs</text:span> file) was also implemented for storing saved variables. Even though some of the functions defined in the <text:span text:style-name="T6">BST.hs</text:span> are not used in the calculator program, they are included so that the tree could be reused in other projects with minor changes made. However, the tree is not generic and currently can only be used for storage and manipulation of calculator variables.</text:p>
      <text:p text:style-name="P1">Overall, all easy and medium requirements listed in the practical specification are satisfied.</text:p>
      <text:h text:style-name="Heading_20_1" text:outline-level="1">Testing</text:h>
      <text:p text:style-name="P4">Testing was done manually and using input files with pre-defined commands and operations, testing <text:s/>certain features of the program. Test files are located in <text:span text:style-name="T6">tests </text:span><text:span text:style-name="T8">folder and can be run as input files. Test files include normal and edge cases and are provided as follows:</text:span></text:p>
      <text:list xml:id="list1396992910" text:style-name="L1">
        <text:list-item>
          <text:p text:style-name="P5"><text:span text:style-name="T8">testAbs.txt, testing absolute value operations</text:span></text:p>
        </text:list-item>
        <text:list-item>
          <text:p text:style-name="P5"><text:span text:style-name="T8">testAdd.txt, testing addition</text:span></text:p>
        </text:list-item>
        <text:list-item>
          <text:p text:style-name="P5"><text:span text:style-name="T8">testCalc.txt, testing history of commands</text:span></text:p>
        </text:list-item>
        <text:list-item>
          <text:p text:style-name="P5"><text:span text:style-name="T8">testDivide.txt, testing division</text:span></text:p>
        </text:list-item>
        <text:list-item>
          <text:p text:style-name="P5"><text:soft-page-break/><text:span text:style-name="T8">testExample.txt, testing an example combining several calculator features</text:span></text:p>
        </text:list-item>
        <text:list-item>
          <text:p text:style-name="P5"><text:span text:style-name="T8">testModulo.txt, testing modulo</text:span></text:p>
        </text:list-item>
        <text:list-item>
          <text:p text:style-name="P5"><text:span text:style-name="T8">testMultiply.txt, testing multiplication</text:span></text:p>
        </text:list-item>
        <text:list-item>
          <text:p text:style-name="P5"><text:span text:style-name="T8">testPower.txt, testing power operations</text:span></text:p>
        </text:list-item>
        <text:list-item>
          <text:p text:style-name="P5"><text:span text:style-name="T8">testSubtract.txt, testing subtraction</text:span></text:p>
        </text:list-item>
        <text:list-item>
          <text:p text:style-name="P5"><text:span text:style-name="T8">testVars.txt, testing operations with saved variables</text:span></text:p>
        </text:list-item>
      </text:list>
      <text:h text:style-name="Heading_20_1" text:outline-level="1">Problems</text:h>
      <text:p text:style-name="P3">The lack of support for function overloading was especially confusing. Due to that, the program has a lot of semi-duplicated code, e.g. in functions dealing with I/O (reading user input and reading input files).</text:p>
      <text:p text:style-name="P3">Handling of generic types in Haskell also differs from that in Java and C, therefore we did not have enough time to make a binary search tree generic as we initially intended.</text:p>
      <text:h text:style-name="Heading_20_1" text:outline-level="1">Provenance</text:h>
      <text:p text:style-name="Text_20_body">The files Expr.hs, Main.hs, Parsing.hs and REPL.hs are all based on the starter code that was given to us.</text:p>
      <text:p text:style-name="Text_20_body">In <text:span text:style-name="T6">Expr</text:span>, <text:span text:style-name="T9">the main structure of functions and data types provided remains the same but has been greatly expanded and now includes plenty of features that were not present in the original file, e.g. use of Either, new operations, new parsing functions, etc.</text:span></text:p>
      <text:p text:style-name="Text_20_body">In <text:span text:style-name="T6">Main</text:span>, the function main has been expanded a lot, making it almost unrecogni<text:span text:style-name="T9">s</text:span>able from the original version.</text:p>
      <text:p text:style-name="Text_20_body">In <text:span text:style-name="T6">Parsing</text:span>, <text:span text:style-name="T9">only a few functions have been added.</text:span></text:p>
      <text:p text:style-name="Text_20_body">In <text:span text:style-name="T6">REPL</text:span>, all functions apart from repl were implemented or implemented and declared by us. The repl-function has been adapted by us, while the replFiles-function is based on our version of repl.</text:p>
      <text:p text:style-name="P2"><text:span text:style-name="T6">BST.</text:span><text:span text:style-name="T7">hs</text:span><text:span text:style-name="T9"> is an original file created by us, the code is partially based on the examples of Haskell implementations of Binary Search Trees on GitHub (links to the examples used are provided in the code comments).</text:span></text:p>
      <text:h text:style-name="Heading_20_1" text:outline-level="1">Conclusion</text:h>
      <text:p text:style-name="Text_20_body">For all of us, this project was the first time we have used Haskell to implement something useful. As a functional language, Haskell works quite well for a calculator where most operations are applying different functions to operands. However, we found the way the language handles I/O quite confusing, which led to problems, especially when trying to understand how the parser works. We also thought the lack of support for exceptions made error handling clunky; in the program error messages are handled the same way as actual calculations, which makes the program a bit confusing.</text:p>
      <text:p text:style-name="Text_20_body"><text:soft-page-break/>In the practical, the hardest part was trying to understand the starter code and getting co<text:span text:style-name="T10">m</text:span>fortable with Hask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Haskell 1 <text:s text:c="28"/>160005673 <text:s text:c="24"/>David Harris-Birtill <text:s text:c="26"/>20/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meta:creation-date>2018-02-19T10:48:00Z</meta:creation-date>
    <dc:date>2018-02-20T14:44:21.018775737</dc:date>
    <meta:editing-cycles>19</meta:editing-cycles>
    <meta:editing-duration>PT2H7M23S</meta:editing-duration>
    <meta:document-statistic meta:table-count="0" meta:image-count="0" meta:object-count="0" meta:page-count="4" meta:paragraph-count="47" meta:word-count="1305" meta:character-count="8118" meta:non-whitespace-character-count="6789"/>
    <meta:template xlink:type="simple" xlink:actuate="onRequest" xlink:title="" xlink:href="Normal.dotm"/>
  </office:meta>
</office:document-meta>
</file>